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0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0" style:family="table-cell" style:parent-style-name="Default" style:data-style-name="N104">
      <style:text-properties fo:font-size="10pt" style:font-size-asian="10pt" style:font-size-complex="10pt"/>
    </style:style>
    <style:style style:name="ce11" style:family="table-cell" style:parent-style-name="Default" style:data-style-name="N104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ccff"/>
      <style:text-properties fo:font-size="10pt" style:font-size-asian="10pt" style:font-size-complex="1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00c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cc33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104">
      <style:table-cell-properties fo:background-color="#00cc33"/>
      <style:text-properties fo:font-size="10pt" style:font-size-asian="10pt" style:font-size-complex="10pt"/>
    </style:style>
    <style:style style:name="ce23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number-columns-repeated="1016" table:default-cell-style-name="ce6"/>
        <table:table-row table:style-name="ro2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style-name="ce23"/>
          <table:table-cell table:number-columns-repeated="1016"/>
        </table:table-row>
        <table:table-row table:style-name="ro3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19" office:value-type="string">
            <text:p>State Population Per Inn (normalized)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10" office:value-type="currency" office:currency="USD" office:value="2925000">
            <text:p>$2,925,000.00</text:p>
          </table:table-cell>
          <table:table-cell table:style-name="ce13" office:value-type="float" office:value="-0.301823318212882">
            <text:p>-0.30</text:p>
          </table:table-cell>
          <table:table-cell table:style-name="ce13" office:value-type="float" office:value="-0.812779738215407">
            <text:p>-0.81</text:p>
          </table:table-cell>
          <table:table-cell table:style-name="ce13" office:value-type="float" office:value="-0.536413473134807">
            <text:p>-0.54</text:p>
          </table:table-cell>
          <table:table-cell table:style-name="ce20" office:value-type="float" office:value="-0.995986621264154">
            <text:p>-1.00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10000000">
            <text:p>$10,000,000.00</text:p>
          </table:table-cell>
          <table:table-cell table:style-name="ce13" office:value-type="float" office:value="1.69907619299956">
            <text:p>1.70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750000">
            <text:p>$3,750,000.00</text:p>
          </table:table-cell>
          <table:table-cell table:style-name="ce13" office:value-type="float" office:value="-0.0685028805096647">
            <text:p>-0.07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500000">
            <text:p>$3,500,000.00</text:p>
          </table:table-cell>
          <table:table-cell table:style-name="ce13" office:value-type="float" office:value="-0.139206043450034">
            <text:p>-0.14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25000">
            <text:p>$325,000.00</text:p>
          </table:table-cell>
          <table:table-cell table:style-name="ce13" office:value-type="float" office:value="-1.03713621279272">
            <text:p>-1.04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10" office:value-type="currency" office:currency="USD" office:value="8950000">
            <text:p>$8,950,000.00</text:p>
          </table:table-cell>
          <table:table-cell table:style-name="ce13" office:value-type="float" office:value="1.40212290865001">
            <text:p>1.40</text:p>
          </table:table-cell>
          <table:table-cell table:style-name="ce13" office:value-type="float" office:value="0.65784481555623">
            <text:p>0.66</text:p>
          </table:table-cell>
          <table:table-cell table:style-name="ce13" office:value-type="float" office:value="0.483711134705849">
            <text:p>0.48</text:p>
          </table:table-cell>
          <table:table-cell table:style-name="ce20" office:value-type="float" office:value="-0.557278228564467">
            <text:p>-0.56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1950000">
            <text:p>$1,950,000.00</text:p>
          </table:table-cell>
          <table:table-cell table:style-name="ce13" office:value-type="float" office:value="-0.577565653680321">
            <text:p>-0.58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1750000">
            <text:p>$1,750,000.00</text:p>
          </table:table-cell>
          <table:table-cell table:style-name="ce13" office:value-type="float" office:value="-0.634128184032617">
            <text:p>-0.63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4900000">
            <text:p>$4,900,000.00</text:p>
          </table:table-cell>
          <table:table-cell table:style-name="ce13" office:value-type="float" office:value="0.256731669016033">
            <text:p>0.26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650000">
            <text:p>$1,650,000.00</text:p>
          </table:table-cell>
          <table:table-cell table:style-name="ce13" office:value-type="float" office:value="-0.662409449208764">
            <text:p>-0.66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125000">
            <text:p>$1,125,000.00</text:p>
          </table:table-cell>
          <table:table-cell table:style-name="ce13" office:value-type="float" office:value="-0.810886091383539">
            <text:p>-0.81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2500000">
            <text:p>$2,500,000.00</text:p>
          </table:table-cell>
          <table:table-cell table:style-name="ce13" office:value-type="float" office:value="-0.42201869521151">
            <text:p>-0.42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975000">
            <text:p>$1,975,000.00</text:p>
          </table:table-cell>
          <table:table-cell table:style-name="ce13" office:value-type="float" office:value="-0.570495337386284">
            <text:p>-0.57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3750000">
            <text:p>$3,750,000.00</text:p>
          </table:table-cell>
          <table:table-cell table:style-name="ce13" office:value-type="float" office:value="-0.0685028805096647">
            <text:p>-0.07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475000">
            <text:p>$1,475,000.00</text:p>
          </table:table-cell>
          <table:table-cell table:style-name="ce13" office:value-type="float" office:value="-0.711901663267022">
            <text:p>-0.71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1" office:value-type="currency" office:currency="USD" office:value="750000">
            <text:p>$750,000.00</text:p>
          </table:table-cell>
          <table:table-cell table:style-name="ce14" office:value-type="float" office:value="-0.916940835794092">
            <text:p>-0.92</text:p>
          </table:table-cell>
          <table:table-cell table:style-name="ce14" office:value-type="float" office:value="-0.791006445611246">
            <text:p>-0.79</text:p>
          </table:table-cell>
          <table:table-cell table:style-name="ce14" office:value-type="float" office:value="-0.594904888573435">
            <text:p>-0.59</text:p>
          </table:table-cell>
          <table:table-cell table:style-name="ce21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Regression data profitability</text:p>
          </table:table-cell>
          <table:covered-table-cell/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table:formula="of:=39.05-5.41*[.G4]+5.86*[.D4]-3.09*[.E4]+1.75*[.F4]" office:value-type="float" office:value="44.2423687894113">
            <text:p>44.2423687894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table:formula="of:=39.05-5.41*[.G5]+5.86*[.D5]-3.09*[.E5]+1.75*[.F5]" office:value-type="float" office:value="53.3791923080617">
            <text:p>53.3791923081</text:p>
          </table:table-cell>
          <table:table-cell table:style-name="ce10" office:value-type="currency" office:currency="USD" office:value="10000000">
            <text:p>$10,000,000.00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formula="of:=39.05-5.41*[.G6]+5.86*[.D6]-3.09*[.E6]+1.75*[.F6]" office:value-type="float" office:value="43.0211789372976">
            <text:p>43.0211789373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formula="of:=39.05-5.41*[.G7]+5.86*[.D7]-3.09*[.E7]+1.75*[.F7]" office:value-type="float" office:value="42.606858402467">
            <text:p>42.6068584025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table:formula="of:=39.05-5.41*[.G8]+5.86*[.D8]-3.09*[.E8]+1.75*[.F8]" office:value-type="float" office:value="37.3449876101189">
            <text:p>37.3449876101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table:formula="of:=39.05-5.41*[.G9]+5.86*[.D9]-3.09*[.E9]+1.75*[.F9]" office:value-type="float" office:value="49.0950694668893">
            <text:p>49.0950694669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table:formula="of:=39.05-5.41*[.G10]+5.86*[.D10]-3.09*[.E10]+1.75*[.F10]" office:value-type="float" office:value="23.776865664917">
            <text:p>23.7768656649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table:formula="of:=39.05-5.41*[.G11]+5.86*[.D11]-3.09*[.E11]+1.75*[.F11]" office:value-type="float" office:value="23.4454092370526">
            <text:p>23.4454092371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table:formula="of:=39.05-5.41*[.G12]+5.86*[.D12]-3.09*[.E12]+1.75*[.F12]" office:value-type="float" office:value="28.6658479759177">
            <text:p>28.6658479759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table:formula="of:=39.05-5.41*[.G13]+5.86*[.D13]-3.09*[.E13]+1.75*[.F13]" office:value-type="float" office:value="38.8806731128743">
            <text:p>38.8806731129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table:formula="of:=39.05-5.41*[.G14]+5.86*[.D14]-3.09*[.E14]+1.75*[.F14]" office:value-type="float" office:value="38.0105999897302">
            <text:p>38.0105999897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table:formula="of:=39.05-5.41*[.G15]+5.86*[.D15]-3.09*[.E15]+1.75*[.F15]" office:value-type="float" office:value="40.2893629312983">
            <text:p>40.2893629313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formula="of:=39.05-5.41*[.G16]+5.86*[.D16]-3.09*[.E16]+1.75*[.F16]" office:value-type="float" office:value="39.4192898081541">
            <text:p>39.4192898082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table:formula="of:=39.05-5.41*[.G17]+5.86*[.D17]-3.09*[.E17]+1.75*[.F17]" office:value-type="float" office:value="42.3609656054511">
            <text:p>42.3609656055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table:formula="of:=39.05-5.41*[.G18]+5.86*[.D18]-3.09*[.E18]+1.75*[.F18]" office:value-type="float" office:value="38.5906487384929">
            <text:p>38.5906487385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table:formula="of:=39.05-5.41*[.G19]+5.86*[.D19]-3.09*[.E19]+1.75*[.F19]" office:value-type="float" office:value="37.3891191874843">
            <text:p>37.3891191875</text:p>
          </table:table-cell>
          <table:table-cell/>
          <table:table-cell table:style-name="ce16" table:formula="of:=SUM([.C22:.C37])" office:value-type="currency" office:currency="USD" office:value="10000000">
            <text:p>$10,000,000.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Decision variables</text:p>
          </table:table-cell>
          <table:covered-table-cell/>
          <table:table-cell/>
          <table:table-cell table:style-name="ce17" office:value-type="string" table:number-columns-spanned="4" table:number-rows-spanned="1">
            <text:p>Constraints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>
            <text:p>Hotel</text:p>
          </table:table-cell>
          <table:table-cell office:value-type="string">
            <text:p>Choosing state</text:p>
          </table:table-cell>
          <table:table-cell/>
          <table:table-cell office:value-type="string">
            <text:p>Constraint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string">
            <text:p>Eureka, California</text:p>
          </table:table-cell>
          <table:table-cell office:value-type="string">
            <text:p>Amount</text:p>
          </table:table-cell>
          <table:table-cell table:style-name="ce18" table:formula="of:=SUMPRODUCT([.B41:.B56];[.C4:.C19])" office:value-type="float" office:value="9725000">
            <text:p>9725000</text:p>
          </table:table-cell>
          <table:table-cell table:style-name="ce18" office:value-type="string">
            <text:p>&lt;=</text:p>
          </table:table-cell>
          <table:table-cell table:style-name="ce22" office:value-type="currency" office:currency="USD" office:value="10000000">
            <text:p>$10,000,000.0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 office:value-type="string">
            <text:p>Tahoe Limit</text:p>
          </table:table-cell>
          <table:table-cell table:style-name="ce18" table:formula="of:=SUM([.B50:.B56])" office:value-type="float" office:value="2">
            <text:p>2</text:p>
          </table:table-cell>
          <table:table-cell table:style-name="ce18" office:value-type="string">
            <text:p>=</text:p>
          </table:table-cell>
          <table:table-cell table:style-name="ce1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office:value-type="string">
            <text:p>Long Beach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office:value-type="string">
            <text:p>Los Angeles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Objective: maximize the profitability</text:p>
          </table:table-cell>
          <table:covered-table-cell/>
          <table:table-cell table:style-name="ce12" table:formula="of:=SUMPRODUCT([.B41:.B56];[.B22:.B37])" office:value-type="float" office:value="205.700904404104">
            <text:p>205.7009044041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23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4-05-19T23:13:36</dc:date>
    <dc:creator>Anton Le</dc:creator>
    <meta:editing-duration>P5DT13H36M13S</meta:editing-duration>
    <meta:editing-cycles>8</meta:editing-cycles>
    <meta:generator>OpenOffice/4.1.0$Unix OpenOffice.org_project/410m18$Build-9764</meta:generator>
    <meta:document-statistic meta:table-count="3" meta:cell-count="221" meta:object-count="0"/>
  </office:meta>
</office:document-meta>
</file>